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deXPathFunctionLibrary.OdeXPathFunctionLibrary( JaxpFunctionResolver func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XPathFunctionLibrary.bind( int nameCode , String uri , String local , Expression [ ] static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